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Default_20_Drawing_20_Style_5f_1">
      <style:graphic-properties draw:stroke="none" svg:stroke-color="#000000" draw:fill="none" draw:fill-color="#ffffff" fo:min-height="0.522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xml:id="id2" draw:id="id2" draw:layer="layout" svg:width="2.667cm" svg:height="1.651cm" svg:x="8.318cm" svg:y="2.36cm">
          <text:p text:style-name="P1"><text:span text:style-name="T1">Identity</text:span></text:p>
          <text:p text:style-name="P1"><text:span text:style-name="T1">Propagato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cm" svg:height="0.725cm" svg:x="1.393cm" svg:y="0.688cm">
          <draw:text-box>
            <text:p><text:span text:style-name="T1">Foo</text:span></text:p>
          </draw:text-box>
        </draw:frame>
        <draw:frame draw:style-name="gr2" draw:text-style-name="P2" draw:layer="layout" svg:width="1.241cm" svg:height="0.725cm" svg:x="16.593cm" svg:y="0.689cm">
          <draw:text-box>
            <text:p><text:span text:style-name="T1">Baz</text:span></text:p>
          </draw:text-box>
        </draw:frame>
        <draw:custom-shape draw:name="aaa_ 3" draw:style-name="gr1" draw:text-style-name="P3" xml:id="id1" draw:id="id1" draw:layer="layout" svg:width="2.667cm" svg:height="1.651cm" svg:x="0.718cm" svg:y="2.36cm">
          <text:p text:style-name="P3"><text:span text:style-name="T2">Id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4" draw:style-name="gr1" draw:text-style-name="P3" xml:id="id3" draw:id="id3" draw:layer="layout" svg:width="2.667cm" svg:height="1.651cm" svg:x="15.918cm" svg:y="2.36cm">
          <text:p text:style-name="P3"><text:span text:style-name="T2">RPs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64cm" svg:height="0.725cm" svg:x="8.396cm" svg:y="1.591cm">
          <draw:text-box>
            <text:p><text:span text:style-name="T1">Subscriber</text:span></text:p>
          </draw:text-box>
        </draw:frame>
        <draw:frame draw:style-name="gr3" draw:text-style-name="P5" draw:layer="layout" svg:width="4.318cm" svg:height="0.772cm" svg:x="3.667cm" svg:y="2.359cm">
          <draw:text-box>
            <text:p text:style-name="P4"><text:span text:style-name="T1">Identity information</text:span></text:p>
          </draw:text-box>
        </draw:frame>
        <draw:connector draw:style-name="gr4" draw:text-style-name="P6" draw:layer="layout" draw:type="line" svg:x1="3.385cm" svg:y1="3.185cm" svg:x2="8.318cm" svg:y2="3.185cm" draw:start-shape="id1" draw:start-glue-point="1" draw:end-shape="id2" draw:end-glue-point="3" svg:d="M3385 3185h4933" svg:viewBox="0 0 4934 1">
          <text:p/>
        </draw:connector>
        <draw:connector draw:style-name="gr5" draw:text-style-name="P6" draw:layer="layout" draw:type="line" svg:x1="10.985cm" svg:y1="3.185cm" svg:x2="15.918cm" svg:y2="3.185cm" draw:start-shape="id2" draw:start-glue-point="1" draw:end-shape="id3" draw:end-glue-point="3" svg:d="M10985 3185h4933" svg:viewBox="0 0 4934 1">
          <text:p/>
        </draw:connector>
        <draw:frame draw:style-name="gr3" draw:text-style-name="P5" draw:layer="layout" svg:width="4.318cm" svg:height="0.772cm" svg:x="11.267cm" svg:y="2.359cm">
          <draw:text-box>
            <text:p text:style-name="P4"><text:span text:style-name="T1">Identity information</text:span></text:p>
          </draw:text-box>
        </draw:frame>
        <draw:frame draw:style-name="gr2" draw:text-style-name="P2" draw:layer="layout" svg:width="1.241cm" svg:height="0.725cm" svg:x="8.994cm" svg:y="0.69cm">
          <draw:text-box>
            <text:p><text:span text:style-name="T1">Ba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19.329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5-08T19:01:14.171040766</dc:date>
    <dc:creator>Igor Zboran</dc:creator>
    <meta:editing-duration>PT15M17S</meta:editing-duration>
    <meta:editing-cycles>7</meta:editing-cycles>
    <meta:generator>LibreOffice/7.3.2.2$Linux_X86_64 LibreOffice_project/454130fadb9a820d3728b86ccb63c8f359d70528</meta:generator>
    <meta:document-statistic meta:object-count="11"/>
  </office:meta>
</office:document-meta>
</file>